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d1269967-Identity-H" svg:font-family="Fd1269967-Identity-H" style:font-family-generic="roman" style:font-pitch="variable"/>
    <style:font-face style:name="Fd1318318-Identity-H" svg:font-family="Fd1318318-Identity-H" style:font-family-generic="roman" style:font-pitch="variable"/>
    <style:font-face style:name="Fd1324556-Identity-H" svg:font-family="Fd1324556-Identity-H" style:font-family-generic="roman" style:font-pitch="variable"/>
    <style:font-face style:name="Fd1327522-Identity-H" svg:font-family="Fd1327522-Identity-H" style:font-family-generic="roman" style:font-pitch="variable"/>
    <style:font-face style:name="Fd724211-Identity-H" svg:font-family="Fd724211-Identity-H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d1269967-Identity-H1" svg:font-family="Fd1269967-Identity-H" style:font-family-generic="system" style:font-pitch="variable"/>
    <style:font-face style:name="Fd1318318-Identity-H1" svg:font-family="Fd1318318-Identity-H" style:font-family-generic="system" style:font-pitch="variable"/>
    <style:font-face style:name="Fd1324556-Identity-H1" svg:font-family="Fd1324556-Identity-H" style:font-family-generic="system" style:font-pitch="variable"/>
    <style:font-face style:name="Fd1327522-Identity-H1" svg:font-family="Fd1327522-Identity-H" style:font-family-generic="system" style:font-pitch="variable"/>
    <style:font-face style:name="Fd724211-Identity-H1" svg:font-family="Fd724211-Identity-H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n" style:country-asian="IN" style:font-name-complex="Courier New1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Fd1269967-Identity-H" fo:font-size="9.5pt" style:font-name-asian="Fd1269967-Identity-H1" style:font-size-asian="9.5pt" style:font-name-complex="Fd1269967-Identity-H1" style:font-size-complex="9.5pt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fo:font-size="10pt" style:font-name-asian="Times New Roman1" style:font-size-asian="10pt" style:language-asian="en" style:country-asian="IN" style:font-name-complex="Courier New1" style:font-size-complex="10pt"/>
    </style:style>
    <style:style style:name="T3" style:family="text">
      <style:text-properties style:font-name="Courier New" fo:font-size="10pt" fo:font-weight="bold" style:font-name-asian="Times New Roman1" style:font-size-asian="10pt" style:language-asian="en" style:country-asian="IN" style:font-weight-asian="bold" style:font-name-complex="Courier New1" style:font-size-complex="10pt"/>
    </style:style>
    <style:style style:name="T4" style:family="text">
      <style:text-properties style:font-name="Fd1269967-Identity-H" fo:font-size="9.5pt" style:font-name-asian="Fd1269967-Identity-H1" style:font-size-asian="9.5pt" style:font-name-complex="Fd1269967-Identity-H1" style:font-size-complex="9.5pt"/>
    </style:style>
    <style:style style:name="T5" style:family="text">
      <style:text-properties style:font-name="Fd1318318-Identity-H" fo:font-size="8.5pt" style:font-name-asian="Fd1269967-Identity-H1" style:font-size-asian="8.5pt" style:font-name-complex="Fd1318318-Identity-H1" style:font-size-complex="8.5pt"/>
    </style:style>
    <style:style style:name="T6" style:family="text">
      <style:text-properties style:font-name="Fd1327522-Identity-H" style:font-name-asian="Fd1269967-Identity-H1" style:font-name-complex="Fd1327522-Identity-H1"/>
    </style:style>
    <style:style style:name="T7" style:family="text">
      <style:text-properties style:font-name="Fd1327522-Identity-H" style:font-name-complex="Fd1327522-Identity-H1"/>
    </style:style>
    <style:style style:name="T8" style:family="text">
      <style:text-properties style:font-name="Fd1324556-Identity-H" fo:font-size="9pt" style:font-name-asian="Fd1324556-Identity-H1" style:font-size-asian="9pt" style:font-name-complex="Fd1324556-Identity-H1" style:font-size-complex="9pt"/>
    </style:style>
    <style:style style:name="T9" style:family="text">
      <style:text-properties style:font-name="Fd724211-Identity-H" fo:font-size="9pt" style:font-size-asian="9pt" style:font-name-complex="Fd724211-Identity-H1" style:font-size-complex="9pt"/>
    </style:style>
    <style:style style:name="T10" style:family="text">
      <style:text-properties style:font-name="Fd724211-Identity-H" fo:font-size="9pt" fo:font-weight="bold" style:font-size-asian="9pt" style:font-weight-asian="bold" style:font-name-complex="Fd724211-Identity-H1" style:font-size-complex="9pt"/>
    </style:style>
    <style:style style:name="T11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o copy from one file to another.</text:span></text:p>
      <text:p text:style-name="P2"><text:span text:style-name="T2">#include&lt;stdio.h&gt;</text:span></text:p>
      <text:p text:style-name="HTML_20_Preformatted">FILE *fs,*ft;</text:p>
      <text:p text:style-name="P3"/>
      <text:p text:style-name="P2"><text:span text:style-name="T2">void main(int argc,char *argv[])</text:span></text:p>
      <text:p text:style-name="P2"><text:span text:style-name="T2">{</text:span></text:p>
      <text:p text:style-name="P2"><text:span text:style-name="T2"><text:s/></text:span></text:p>
      <text:p text:style-name="P2"><text:span text:style-name="T2"><text:s/>char c;</text:span></text:p>
      <text:p text:style-name="P2"><text:span text:style-name="T2"><text:s/>if(argc!=3)</text:span></text:p>
      <text:p text:style-name="P2"><text:span text:style-name="T2"><text:s/>{</text:span></text:p>
      <text:p text:style-name="P2"><text:span text:style-name="T2"><text:s text:c="2"/>printf("Invalid numbers of arguments.");</text:span></text:p>
      <text:p text:style-name="P2"><text:span text:style-name="T2"><text:s text:c="2"/>exit(1);</text:span></text:p>
      <text:p text:style-name="P2"><text:span text:style-name="T2"><text:s/>}</text:span></text:p>
      <text:p text:style-name="P2"><text:span text:style-name="T2"><text:s/>fs=fopen(argv[1],"r");</text:span></text:p>
      <text:p text:style-name="P2"><text:span text:style-name="T2"><text:s/>if(fs==NULL)</text:span></text:p>
      <text:p text:style-name="P2"><text:span text:style-name="T2"><text:s/>{</text:span></text:p>
      <text:p text:style-name="P2"><text:span text:style-name="T2"><text:s text:c="2"/>printf("Can't find the source file.");</text:span></text:p>
      <text:p text:style-name="P2"><text:span text:style-name="T2"><text:s text:c="2"/>exit(1);</text:span></text:p>
      <text:p text:style-name="P2"><text:span text:style-name="T2"><text:s/>}</text:span></text:p>
      <text:p text:style-name="P2"><text:span text:style-name="T2"><text:s/>ft=fopen(argv[2],"w");</text:span></text:p>
      <text:p text:style-name="P2"><text:span text:style-name="T2"><text:s/>if(ft==NULL)</text:span></text:p>
      <text:p text:style-name="P2"><text:span text:style-name="T2"><text:s/>{</text:span></text:p>
      <text:p text:style-name="P2"><text:span text:style-name="T2"><text:s text:c="2"/>printf("Can't open target file.");</text:span></text:p>
      <text:p text:style-name="P2"><text:span text:style-name="T2"><text:s text:c="2"/>fclose(fs);</text:span></text:p>
      <text:p text:style-name="P2"><text:span text:style-name="T2"><text:s text:c="2"/>exit(1);</text:span></text:p>
      <text:p text:style-name="P2"><text:span text:style-name="T2"><text:s/>}</text:span></text:p>
      <text:p text:style-name="P2"><text:span text:style-name="T2">fork();</text:span></text:p>
      <text:p text:style-name="P2"><text:span text:style-name="T2">rdwrt();</text:span></text:p>
      <text:p text:style-name="P3"/>
      <text:p text:style-name="P2"><text:span text:style-name="T2"><text:s/>fclose(fs);</text:span></text:p>
      <text:p text:style-name="P2"><text:span text:style-name="T2"><text:s/>fclose(ft);</text:span></text:p>
      <text:p text:style-name="P2"><text:span text:style-name="T2">exit(0);</text:span></text:p>
      <text:p text:style-name="P3"/>
      <text:p text:style-name="P2"><text:span text:style-name="T2">}</text:span></text:p>
      <text:p text:style-name="P2"><text:span text:style-name="T2">void rdwrt()</text:span></text:p>
      <text:p text:style-name="P2"><text:span text:style-name="T2">{</text:span></text:p>
      <text:p text:style-name="P2"><text:span text:style-name="T2">for(;;)</text:span></text:p>
      <text:p text:style-name="P2"><text:span text:style-name="T2">{</text:span></text:p>
      <text:p text:style-name="P2"><text:span text:style-name="T2">if(read(fdrd,&amp;c,1) !=1))</text:span></text:p>
      <text:p text:style-name="P2"><text:span text:style-name="T2"><text:tab/>return;</text:span></text:p>
      <text:p text:style-name="P2"><text:span text:style-name="T2">write(fdwt,&amp;c,1);</text:span></text:p>
      <text:p text:style-name="P2"><text:span text:style-name="T2">}</text:span></text:p>
      <text:p text:style-name="P2"><text:span text:style-name="T2">}</text:span></text:p>
      <text:p text:style-name="P3"/>
      <text:p text:style-name="P2"><text:span text:style-name="T3">Signal handling</text:span></text:p>
      <text:p text:style-name="HTML_20_Preformatted"/>
      <text:p text:style-name="HTML_20_Preformatted"><text:span text:style-name="com">#include</text:span><text:span text:style-name="pln"> </text:span><text:span text:style-name="str">&lt;stdio.h&gt;</text:span></text:p>
      <text:p text:style-name="HTML_20_Preformatted"><text:span text:style-name="com">#include</text:span><text:span text:style-name="pln"> </text:span><text:span text:style-name="str">&lt;unistd.h&gt;</text:span></text:p>
      <text:p text:style-name="HTML_20_Preformatted"><text:span text:style-name="com">#include</text:span><text:span text:style-name="pln"> </text:span><text:span text:style-name="str">&lt;stdlib.h&gt;</text:span></text:p>
      <text:p text:style-name="HTML_20_Preformatted"><text:span text:style-name="com">#include</text:span><text:span text:style-name="pln"> </text:span><text:span text:style-name="str">&lt;signal.h&gt;</text:span></text:p>
      <text:p text:style-name="HTML_20_Preformatted"><text:span text:style-name="pln"/></text:p>
      <text:p text:style-name="HTML_20_Preformatted"><text:span text:style-name="kwd">void</text:span><text:span text:style-name="pln"> sigcatcher</text:span><text:span text:style-name="pun">()</text:span></text:p>
      <text:p text:style-name="HTML_20_Preformatted"><text:span text:style-name="pun">{</text:span></text:p>
      <text:p text:style-name="HTML_20_Preformatted"><text:span text:style-name="pun"><text:tab/></text:span><text:span text:style-name="pln">printf</text:span><text:span text:style-name="pun">(</text:span><text:span text:style-name="str">"Caught signal and pid is %d \n"</text:span><text:span text:style-name="pun">,</text:span><text:span text:style-name="pln"> getpid()</text:span><text:span text:style-name="pun">);</text:span></text:p>
      <text:p text:style-name="HTML_20_Preformatted"><text:span text:style-name="pln"><text:s text:c="3"/></text:span><text:span text:style-name="kwd"><text:tab/>signal(SIGINT, sigcatcher);</text:span></text:p>
      <text:p text:style-name="HTML_20_Preformatted"><text:span text:style-name="pun"><text:tab/>//</text:span><text:span text:style-name="pln"> printf</text:span><text:span text:style-name="pun">(</text:span><text:span text:style-name="str">"Caught signal %d, coming out...\n"</text:span><text:span text:style-name="pun">);</text:span></text:p>
      <text:p text:style-name="HTML_20_Preformatted"><text:span text:style-name="pun">}</text:span></text:p>
      <text:p text:style-name="HTML_20_Preformatted"><text:span text:style-name="pln"/></text:p>
      <text:p text:style-name="HTML_20_Preformatted"><text:span text:style-name="kwd">int</text:span><text:span text:style-name="pln"> main </text:span><text:span text:style-name="pun">()</text:span><text:span text:style-name="pln"> </text:span><text:span text:style-name="pun">{</text:span></text:p>
      <text:p text:style-name="HTML_20_Preformatted"><text:span text:style-name="pun">int ppid;</text:span></text:p>
      <text:p text:style-name="HTML_20_Preformatted"><text:soft-page-break/><text:span text:style-name="pln"/></text:p>
      <text:p text:style-name="HTML_20_Preformatted"><text:span text:style-name="pln"><text:s text:c="3"/>signal</text:span><text:span text:style-name="pun">(</text:span><text:span text:style-name="pln">SIGINT</text:span><text:span text:style-name="pun">,</text:span><text:span text:style-name="pln"> sigcatcher</text:span><text:span text:style-name="pun">);</text:span></text:p>
      <text:p text:style-name="HTML_20_Preformatted"><text:span text:style-name="pln">if(fork()==0)</text:span></text:p>
      <text:p text:style-name="HTML_20_Preformatted"><text:span text:style-name="pln">{</text:span></text:p>
      <text:p text:style-name="HTML_20_Preformatted"><text:span text:style-name="pln">sleep(5);</text:span></text:p>
      <text:p text:style-name="HTML_20_Preformatted"><text:span text:style-name="pln">ppid = getppid();</text:span></text:p>
      <text:p text:style-name="HTML_20_Preformatted"><text:span text:style-name="pln">for(;;)</text:span></text:p>
      <text:p text:style-name="HTML_20_Preformatted"><text:span text:style-name="pln">if(kill(ppid,SIGINT)==-1)</text:span></text:p>
      <text:p text:style-name="HTML_20_Preformatted"><text:span text:style-name="pln"><text:tab/>exit();</text:span></text:p>
      <text:p text:style-name="HTML_20_Preformatted"><text:span text:style-name="pln">}</text:span></text:p>
      <text:p text:style-name="HTML_20_Preformatted"><text:span text:style-name="pln"><text:s text:c="3"/></text:span></text:p>
      <text:p text:style-name="HTML_20_Preformatted"><text:span text:style-name="pln">nice(10);</text:span></text:p>
      <text:p text:style-name="HTML_20_Preformatted"><text:span text:style-name="pln">for(;;)</text:span></text:p>
      <text:p text:style-name="HTML_20_Preformatted"><text:span text:style-name="pun">}</text:span></text:p>
      <text:p text:style-name="P3"/>
      <text:p text:style-name="P3"/>
      <text:p text:style-name="Standard"><text:span text:style-name="T1">Example of exit</text:span></text:p>
      <text:p text:style-name="Standard">main()</text:p>
      <text:p text:style-name="Standard">{</text:p>
      <text:p text:style-name="Standard">int child;</text:p>
      <text:p text:style-name="Standard">if((child=fork())==0)</text:p>
      <text:p text:style-name="Standard">{</text:p>
      <text:p text:style-name="Standard">printf(“child PID %d \n”, getpid());</text:p>
      <text:p text:style-name="Standard">pause();</text:p>
      <text:p text:style-name="Standard">}</text:p>
      <text:p text:style-name="Standard">printf(“child PID %d \n “ ,child);</text:p>
      <text:p text:style-name="Standard">exit(child);</text:p>
      <text:p text:style-name="Standard">}</text:p>
      <text:p text:style-name="Standard"><text:span text:style-name="T1">example of ignoring death of child </text:span></text:p>
      <text:p text:style-name="P1"><text:span text:style-name="T4">#include &lt; signal.h&gt;</text:span></text:p>
      <text:p text:style-name="P1"><text:span text:style-name="T4">main (int argc, char *argv)</text:span></text:p>
      <text:p text:style-name="P1"><text:span text:style-name="T4">{</text:span></text:p>
      <text:p text:style-name="P1"><text:span text:style-name="T4">int i, ret_val, ret_code;</text:span></text:p>
      <text:p text:style-name="P4"/>
      <text:p text:style-name="P1"><text:span text:style-name="T4">if (argc </text:span><text:span text:style-name="T5">&gt; = </text:span><text:span text:style-name="T4">1 )</text:span></text:p>
      <text:p text:style-name="P1"><text:span text:style-name="T4">signal (SIGCLD, SIG_IGN) ;</text:span></text:p>
      <text:p text:style-name="P1"><text:span text:style-name="T4">for (i </text:span><text:span text:style-name="T5">= </text:span><text:span text:style-name="T4">0; i &lt; 15; i++)</text:span></text:p>
      <text:p text:style-name="P1"><text:span text:style-name="T4">if (fork() </text:span><text:span text:style-name="T5">== </text:span><text:span text:style-name="T4">0)</text:span></text:p>
      <text:p text:style-name="P1"><text:span text:style-name="T6">{</text:span></text:p>
      <text:p text:style-name="P1"><text:span text:style-name="T8">/* </text:span><text:span text:style-name="T4">ignore death of children </text:span><text:span text:style-name="T8">*/</text:span></text:p>
      <text:p text:style-name="P1"><text:span text:style-name="T8">/* </text:span><text:span text:style-name="T4">child proc here </text:span><text:span text:style-name="T8">*/</text:span></text:p>
      <text:p text:style-name="P1"><text:span text:style-name="T4">printf("child proc %x \n", getpid() ) ;</text:span></text:p>
      <text:p text:style-name="P1"><text:span text:style-name="T4">exit (i) ;</text:span></text:p>
      <text:p text:style-name="P1"><text:span text:style-name="T6">}</text:span></text:p>
      <text:p text:style-name="Standard"><text:span text:style-name="T4">ret_val = wait ( &amp;ret_code) ;</text:span></text:p>
      <text:p text:style-name="Standard"><text:span text:style-name="T4">printf(“wait ret_val %x ret_code %x \n”, ret_val,ret_code);</text:span></text:p>
      <text:p text:style-name="Standard"><text:span text:style-name="T4">}</text:span></text:p>
      <text:p text:style-name="Standard"><text:soft-page-break/><text:span text:style-name="T1">depicting reason for death of child</text:span></text:p>
      <text:p text:style-name="P1"><text:span text:style-name="T9">#include &lt;signal.h&gt;</text:span></text:p>
      <text:p text:style-name="P1"><text:span text:style-name="T9">main (argc, argv)</text:span></text:p>
      <text:p text:style-name="P1"><text:span text:style-name="T7">{</text:span></text:p>
      <text:p text:style-name="P1"><text:span text:style-name="T9">char buf[256];</text:span></text:p>
      <text:p text:style-name="P1"><text:span text:style-name="T9">if (argc !=1)</text:span></text:p>
      <text:p text:style-name="P1"><text:span text:style-name="T9">signal (SIGCLD, SIG_IGN);</text:span></text:p>
      <text:p text:style-name="P1"><text:span text:style-name="T9">while (read(O, buf, 256) )</text:span></text:p>
      <text:p text:style-name="P1"><text:span text:style-name="T9">if (fork()== 0)</text:span></text:p>
      <text:p text:style-name="P1"><text:span text:style-name="T7">{</text:span></text:p>
      <text:p text:style-name="P1"><text:span text:style-name="T4">/* </text:span><text:span text:style-name="T9">ignore death of children </text:span><text:span text:style-name="T4">*/</text:span></text:p>
      <text:p text:style-name="P1"><text:span text:style-name="T4">/* </text:span><text:span text:style-name="T9">child proc here typically does something with buf </text:span><text:span text:style-name="T4">*/</text:span></text:p>
      <text:p text:style-name="Standard"><text:span text:style-name="T9">exit(0);</text:span></text:p>
      <text:p text:style-name="Standard"><text:span text:style-name="T9">}</text:span></text:p>
      <text:p text:style-name="Standard"><text:span text:style-name="T10">multiple fork commands</text:span></text:p>
      <text:p text:style-name="P1"><text:span text:style-name="T2">#include &lt;stdio.h&gt; </text:span></text:p>
      <text:p text:style-name="P1"><text:span text:style-name="T2">#include &lt;stdlib.h&gt; </text:span></text:p>
      <text:p text:style-name="P1"><text:span text:style-name="T2">#include &lt;unistd.h&gt; </text:span></text:p>
      <text:p text:style-name="P1"><text:span text:style-name="T2"> </text:span><text:span text:style-name="T11"> </text:span></text:p>
      <text:p text:style-name="P1"><text:span text:style-name="T2">// Driver code </text:span></text:p>
      <text:p text:style-name="P1"><text:span text:style-name="T2">int</text:span><text:span text:style-name="T11"> </text:span><text:span text:style-name="T2">main() </text:span></text:p>
      <text:p text:style-name="P1"><text:span text:style-name="T2">{ </text:span></text:p>
      <text:p text:style-name="P1"><text:span text:style-name="T2">    int</text:span><text:span text:style-name="T11"> </text:span><text:span text:style-name="T2">pid, pid1, pid2; </text:span></text:p>
      <text:p text:style-name="P1"><text:span text:style-name="T2"> </text:span><text:span text:style-name="T11"> </text:span></text:p>
      <text:p text:style-name="P1"><text:span text:style-name="T2">    // variable pid will store the </text:span></text:p>
      <text:p text:style-name="P1"><text:span text:style-name="T2">    // value returned from fork() system call </text:span></text:p>
      <text:p text:style-name="P1"><text:span text:style-name="T2">    pid = fork(); </text:span></text:p>
      <text:p text:style-name="P1"><text:span text:style-name="T2"> </text:span><text:span text:style-name="T11"> </text:span></text:p>
      <text:p text:style-name="P1"><text:span text:style-name="T2">    if</text:span><text:span text:style-name="T11"> </text:span><text:span text:style-name="T2">(pid == 0) { </text:span></text:p>
      <text:p text:style-name="P1"><text:span text:style-name="T2"> </text:span><text:span text:style-name="T11"> </text:span></text:p>
      <text:p text:style-name="P1"><text:span text:style-name="T2">        // First child needs to be printed </text:span></text:p>
      <text:p text:style-name="P1"><text:span text:style-name="T2">        // later hence this process is made </text:span></text:p>
      <text:p text:style-name="P1"><text:span text:style-name="T2">        // to sleep for 3 seconds. </text:span></text:p>
      <text:p text:style-name="P1"><text:span text:style-name="T2">        sleep(3); </text:span></text:p>
      <text:p text:style-name="P1"><text:span text:style-name="T2"> </text:span><text:span text:style-name="T11"> </text:span></text:p>
      <text:p text:style-name="P1"><text:span text:style-name="T2">        // This is first child process </text:span></text:p>
      <text:p text:style-name="P1"><text:span text:style-name="T2">        // getpid() gives the process </text:span></text:p>
      <text:p text:style-name="P1"><text:span text:style-name="T2">        // id and getppid() gives the </text:span></text:p>
      <text:p text:style-name="P1"><text:span text:style-name="T2">        // parent id of that process. </text:span></text:p>
      <text:p text:style-name="P1"><text:span text:style-name="T2">        printf("child[1] --&gt; pid = %d and ppid = %d\n", </text:span></text:p>
      <text:p text:style-name="P1"><text:span text:style-name="T2">               getpid(), getppid()); </text:span></text:p>
      <text:p text:style-name="P1"><text:span text:style-name="T2">    } </text:span></text:p>
      <text:p text:style-name="P1"><text:span text:style-name="T2"> </text:span><text:span text:style-name="T11"> </text:span></text:p>
      <text:p text:style-name="P1"><text:span text:style-name="T2">    else</text:span><text:span text:style-name="T11"> </text:span><text:span text:style-name="T2">{ </text:span></text:p>
      <text:p text:style-name="P1"><text:span text:style-name="T2">        pid1 = fork(); </text:span></text:p>
      <text:p text:style-name="P1"><text:span text:style-name="T2">        if</text:span><text:span text:style-name="T11"> </text:span><text:span text:style-name="T2">(pid1 == 0) { </text:span></text:p>
      <text:p text:style-name="P1"><text:span text:style-name="T2">            sleep(2); </text:span></text:p>
      <text:p text:style-name="P1"><text:span text:style-name="T2">            printf("child[2] --&gt; pid = %d and ppid = %d\n", </text:span></text:p>
      <text:p text:style-name="P1"><text:span text:style-name="T2">                   getpid(), getppid()); </text:span></text:p>
      <text:p text:style-name="P1"><text:span text:style-name="T2">        } </text:span></text:p>
      <text:p text:style-name="P1"><text:span text:style-name="T2">        else</text:span><text:span text:style-name="T11"> </text:span><text:span text:style-name="T2">{ </text:span></text:p>
      <text:p text:style-name="P1"><text:span text:style-name="T2">            pid2 = fork(); </text:span></text:p>
      <text:p text:style-name="P1"><text:span text:style-name="T2">            if</text:span><text:span text:style-name="T11"> </text:span><text:span text:style-name="T2">(pid2 == 0) { </text:span></text:p>
      <text:p text:style-name="P1"><text:span text:style-name="T2">                // This is third child which is </text:span></text:p>
      <text:p text:style-name="P1"><text:span text:style-name="T2">                // needed to be printed first. </text:span></text:p>
      <text:p text:style-name="P1"><text:span text:style-name="T2">                printf("child[3] --&gt; pid = %d and ppid = %d\n", </text:span></text:p>
      <text:p text:style-name="P1"><text:span text:style-name="T2">                       getpid(), getppid()); </text:span></text:p>
      <text:p text:style-name="P1"><text:soft-page-break/><text:span text:style-name="T2">            } </text:span></text:p>
      <text:p text:style-name="P1"><text:span text:style-name="T2"> </text:span><text:span text:style-name="T11"> </text:span></text:p>
      <text:p text:style-name="P1"><text:span text:style-name="T2">            // If value returned from fork() </text:span></text:p>
      <text:p text:style-name="P1"><text:span text:style-name="T2">            // in not zero and &gt;0 that means </text:span></text:p>
      <text:p text:style-name="P1"><text:span text:style-name="T2">            // this is parent process. </text:span></text:p>
      <text:p text:style-name="P1"><text:span text:style-name="T2">            else</text:span><text:span text:style-name="T11"> </text:span><text:span text:style-name="T2">{ </text:span></text:p>
      <text:p text:style-name="P1"><text:span text:style-name="T2">                // This is asked to be printed at last </text:span></text:p>
      <text:p text:style-name="P1"><text:span text:style-name="T2">                // hence made to sleep for 3 seconds. </text:span></text:p>
      <text:p text:style-name="P1"><text:span text:style-name="T2">                sleep(3); </text:span></text:p>
      <text:p text:style-name="P1"><text:span text:style-name="T2">                printf("parent --&gt; pid = %d\n", getpid()); </text:span></text:p>
      <text:p text:style-name="P1"><text:span text:style-name="T2">            } </text:span></text:p>
      <text:p text:style-name="P1"><text:span text:style-name="T2">        } </text:span></text:p>
      <text:p text:style-name="P1"><text:span text:style-name="T2">    } </text:span></text:p>
      <text:p text:style-name="P1"><text:span text:style-name="T2"> </text:span><text:span text:style-name="T11"> </text:span></text:p>
      <text:p text:style-name="P1"><text:span text:style-name="T2">    return</text:span><text:span text:style-name="T11"> </text:span><text:span text:style-name="T2">0; </text:span></text:p>
      <text:p text:style-name="P1"><text:span text:style-name="T2">} </text:span></text:p>
      <text:p text:style-name="Standard"/>
      <text:p text:style-name="Standard"><text:span text:style-name="T1">TRY</text:span></text:p>
      <text:p text:style-name="P1"><text:span text:style-name="T2">#include &lt;unistd.h&gt; </text:span></text:p>
      <text:p text:style-name="P1"><text:span text:style-name="T2">#include &lt;stdio.h&gt; </text:span></text:p>
      <text:p text:style-name="P1"><text:span text:style-name="T2"> </text:span><text:span text:style-name="T11"> </text:span></text:p>
      <text:p text:style-name="P1"><text:span text:style-name="T2">int</text:span><text:span text:style-name="T11"> </text:span><text:span text:style-name="T2">main() </text:span></text:p>
      <text:p text:style-name="P1"><text:span text:style-name="T2">{ </text:span></text:p>
      <text:p text:style-name="P1"><text:span text:style-name="T2">    // Creating first child </text:span></text:p>
      <text:p text:style-name="P1"><text:span text:style-name="T2">    int</text:span><text:span text:style-name="T11"> </text:span><text:span text:style-name="T2">n1 = fork(); </text:span></text:p>
      <text:p text:style-name="P1"><text:span text:style-name="T2"> </text:span><text:span text:style-name="T11"> </text:span></text:p>
      <text:p text:style-name="P1"><text:span text:style-name="T2">    // Creating second child. First child </text:span></text:p>
      <text:p text:style-name="P1"><text:span text:style-name="T2">    // also executes this line and creates </text:span></text:p>
      <text:p text:style-name="P1"><text:span text:style-name="T2">    // grandchild. </text:span></text:p>
      <text:p text:style-name="P1"><text:span text:style-name="T2">    int</text:span><text:span text:style-name="T11"> </text:span><text:span text:style-name="T2">n2 = fork(); </text:span></text:p>
      <text:p text:style-name="P1"><text:span text:style-name="T2"> </text:span><text:span text:style-name="T11"> </text:span></text:p>
      <text:p text:style-name="P1"><text:span text:style-name="T2">    if</text:span><text:span text:style-name="T11"> </text:span><text:span text:style-name="T2">(n1 &gt; 0 &amp;&amp; n2 &gt; 0) </text:span></text:p>
      <text:p text:style-name="P1"><text:span text:style-name="T2">    { </text:span></text:p>
      <text:p text:style-name="P1"><text:span text:style-name="T2">        printf("parent\n"); </text:span></text:p>
      <text:p text:style-name="P1"><text:span text:style-name="T2">        printf("%d %d \n", n1, n2); </text:span></text:p>
      <text:p text:style-name="P1"><text:span text:style-name="T2">        printf(" my id is %d \n", getpid()); </text:span></text:p>
      <text:p text:style-name="P1"><text:span text:style-name="T2">        printf(" my parentid is %d \n", getppid()); </text:span></text:p>
      <text:p text:style-name="P1"><text:span text:style-name="T2">    } </text:span></text:p>
      <text:p text:style-name="P1"><text:span text:style-name="T2">    else</text:span><text:span text:style-name="T11"> </text:span><text:span text:style-name="T2">if</text:span><text:span text:style-name="T11"> </text:span><text:span text:style-name="T2">(n1 == 0 &amp;&amp; n2 &gt; 0) </text:span></text:p>
      <text:p text:style-name="P1"><text:span text:style-name="T2">    { </text:span></text:p>
      <text:p text:style-name="P1"><text:span text:style-name="T2">        printf("First child\n"); </text:span></text:p>
      <text:p text:style-name="P1"><text:span text:style-name="T2">        printf("%d %d \n", n1, n2); </text:span></text:p>
      <text:p text:style-name="P1"><text:span text:style-name="T2">        printf("my id is %d  \n", getpid()); </text:span></text:p>
      <text:p text:style-name="P1"><text:span text:style-name="T2">        printf(" my parentid is %d \n", getppid()); </text:span></text:p>
      <text:p text:style-name="P1"><text:span text:style-name="T2">    } </text:span></text:p>
      <text:p text:style-name="P1"><text:span text:style-name="T2">    else</text:span><text:span text:style-name="T11"> </text:span><text:span text:style-name="T2">if</text:span><text:span text:style-name="T11"> </text:span><text:span text:style-name="T2">(n1 &gt; 0 &amp;&amp; n2 == 0) </text:span></text:p>
      <text:p text:style-name="P1"><text:span text:style-name="T2">    { </text:span></text:p>
      <text:p text:style-name="P1"><text:span text:style-name="T2">        printf("second child\n"); </text:span></text:p>
      <text:p text:style-name="P1"><text:span text:style-name="T2">        printf("%d %d \n", n1, n2); </text:span></text:p>
      <text:p text:style-name="P1"><text:span text:style-name="T2">        printf("my id is %d  \n", getpid()); </text:span></text:p>
      <text:p text:style-name="P1"><text:span text:style-name="T2">        printf(" my parentid is %d \n", getppid()); </text:span></text:p>
      <text:p text:style-name="P1"><text:span text:style-name="T2">    } </text:span></text:p>
      <text:p text:style-name="P1"><text:span text:style-name="T2">    else</text:span><text:span text:style-name="T11"> </text:span><text:span text:style-name="T2">{ </text:span></text:p>
      <text:p text:style-name="P1"><text:span text:style-name="T2">        printf("third child\n"); </text:span></text:p>
      <text:p text:style-name="P1"><text:span text:style-name="T2">        printf("%d %d \n", n1, n2); </text:span></text:p>
      <text:p text:style-name="P1"><text:span text:style-name="T2">        printf(" my id is %d \n", getpid()); </text:span></text:p>
      <text:p text:style-name="P1"><text:span text:style-name="T2">        printf(" my parentid is %d \n", getppid()); </text:span></text:p>
      <text:p text:style-name="P1"><text:span text:style-name="T2">    } </text:span></text:p>
      <text:p text:style-name="P1"><text:soft-page-break/><text:span text:style-name="T2"> </text:span><text:span text:style-name="T11"> </text:span></text:p>
      <text:p text:style-name="P1"><text:span text:style-name="T2">    return</text:span><text:span text:style-name="T11"> </text:span><text:span text:style-name="T2">0; </text:span></text:p>
      <text:p text:style-name="P1"><text:span text:style-name="T2">}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d1269967-Identity-H" svg:font-family="Fd1269967-Identity-H" style:font-family-generic="roman" style:font-pitch="variable"/>
    <style:font-face style:name="Fd1318318-Identity-H" svg:font-family="Fd1318318-Identity-H" style:font-family-generic="roman" style:font-pitch="variable"/>
    <style:font-face style:name="Fd1324556-Identity-H" svg:font-family="Fd1324556-Identity-H" style:font-family-generic="roman" style:font-pitch="variable"/>
    <style:font-face style:name="Fd1327522-Identity-H" svg:font-family="Fd1327522-Identity-H" style:font-family-generic="roman" style:font-pitch="variable"/>
    <style:font-face style:name="Fd724211-Identity-H" svg:font-family="Fd724211-Identity-H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d1269967-Identity-H1" svg:font-family="Fd1269967-Identity-H" style:font-family-generic="system" style:font-pitch="variable"/>
    <style:font-face style:name="Fd1318318-Identity-H1" svg:font-family="Fd1318318-Identity-H" style:font-family-generic="system" style:font-pitch="variable"/>
    <style:font-face style:name="Fd1324556-Identity-H1" svg:font-family="Fd1324556-Identity-H" style:font-family-generic="system" style:font-pitch="variable"/>
    <style:font-face style:name="Fd1327522-Identity-H1" svg:font-family="Fd1327522-Identity-H" style:font-family-generic="system" style:font-pitch="variable"/>
    <style:font-face style:name="Fd724211-Identity-H1" svg:font-family="Fd724211-Identity-H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com" style:family="text" style:parent-style-name="Default_20_Paragraph_20_Font"/>
    <style:style style:name="pln" style:family="text" style:parent-style-name="Default_20_Paragraph_20_Font"/>
    <style:style style:name="str" style:family="text" style:parent-style-name="Default_20_Paragraph_20_Font"/>
    <style:style style:name="kwd" style:family="text" style:parent-style-name="Default_20_Paragraph_20_Font"/>
    <style:style style:name="pun" style:family="text" style:parent-style-name="Default_20_Paragraph_20_Font"/>
    <style:style style:name="lit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yank sundriyal</meta:initial-creator>
    <dc:creator>mayank sundriyal</dc:creator>
    <meta:editing-cycles>1</meta:editing-cycles>
    <meta:creation-date>2019-02-17T17:49:00</meta:creation-date>
    <dc:date>2019-02-17T18:47:00</dc:date>
    <meta:editing-duration>PT58M</meta:editing-duration>
    <meta:generator>LibreOffice/6.0.7.3$Linux_X86_64 LibreOffice_project/00m0$Build-3</meta:generator>
    <meta:document-statistic meta:table-count="0" meta:image-count="0" meta:object-count="0" meta:page-count="5" meta:paragraph-count="213" meta:word-count="625" meta:character-count="4248" meta:non-whitespace-character-count="30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